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fo:language="bg" fo:country="BG"/>
    </style:style>
    <style:style style:name="P2" style:family="paragraph" style:parent-style-name="Standard">
      <style:paragraph-properties fo:text-align="center" style:justify-single-word="false"/>
      <style:text-properties fo:language="bg" fo:country="BG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language="bg" fo:country="BG"/>
    </style:style>
    <style:style style:name="P4" style:family="paragraph" style:parent-style-name="List_20_Paragraph" style:list-style-name="WWNum1">
      <style:paragraph-properties fo:margin-top="0cm" fo:margin-bottom="0cm" style:contextual-spacing="true" fo:text-align="justify" style:justify-single-word="false"/>
    </style:style>
    <style:style style:name="P5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/>
    </style:style>
    <style:style style:name="P6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56320"/>
    </style:style>
    <style:style style:name="P7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72fad"/>
    </style:style>
    <style:style style:name="P8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dd9b5"/>
    </style:style>
    <style:style style:name="P9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f6544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1495fc" fo:background-color="#00cc00" loext:char-shading-value="0"/>
    </style:style>
    <style:style style:name="T3" style:family="text">
      <style:text-properties fo:language="bg" fo:country="BG" fo:background-color="#ffff00" loext:char-shading-value="0"/>
    </style:style>
    <style:style style:name="T4" style:family="text">
      <style:text-properties officeooo:rsid="001495fc" fo:background-color="#00cc00" loext:char-shading-value="0"/>
    </style:style>
    <style:style style:name="T5" style:family="text">
      <style:text-properties officeooo:rsid="00172fad" fo:background-color="#00cc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72fad" fo:background-color="#ff3333" loext:char-shading-value="0"/>
    </style:style>
    <style:style style:name="T9" style:family="text">
      <style:text-properties officeooo:rsid="00172fad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бележки по първи вариант на дисертация</text:p>
      <text:p text:style-name="P1">„ПРОГНОЗИРАНЕ НА ВРЕМЕВИ РЕДОВЕ С ИЗКУСТВЕНИ НЕВРОННИ МРЕЖИ“</text:p>
      <text:p text:style-name="P1"/>
      <text:list xml:id="list3098835914" text:style-name="WWNum1">
        <text:list-item>
          <text:p text:style-name="P9"><text:span text:style-name="T7">Заглавната страница не е оформена съгласно изискванията. На сайта на ИИКТ в рубриката „Обучение“ са показани мостри на заглавни страници на дисертация и автореферат. За форматирането на текста на дисертацията могат да се погледнат <text:s/>публикуваните на сайта на института пълни текстове на защитени дисертации.</text:span> <text:span text:style-name="T4">Отстранено. Заглавната страница вече е по шаблона.</text:span></text:p>
        </text:list-item>
        <text:list-item>
          <text:p text:style-name="P4"><text:span text:style-name="T3">„Списък на абревиатурите и съкращенията“ е тавтология (абревиатура и съкращение е едно и също).</text:span><text:span text:style-name="T1"> </text:span><text:span text:style-name="T2">Отстранено. Въпреки, че това не е вярно, „НБУ“ е абревиатура, а „т.н.“ или „др.“ е съкращение. </text:span></text:p>
        </text:list-item>
        <text:list-item>
          <text:p text:style-name="P6"><text:span text:style-name="T7">„Въведение“ следва да се промени на „Увод“ съгласно изискването на Чл. 27 от ПП на ЗРАСРБ.</text:span> <text:span text:style-name="T4">Отстранено.</text:span></text:p>
        </text:list-item>
        <text:list-item>
          <text:p text:style-name="P5">Обзорната глава 1 не съответства на възприетите изисквания по отношение на съдържание и обем. По отношение на съдържанието тя трябва да включва не просто литературен обзор (който ти си направил), но и задълбочен анализ на достиженията, проблемите, предимствата, недостатъците, възможните приложения и пр. на теорията и методите в тематичната област/области на дисертацията. В твоя случай тези области са времеви редове и ИНМ. Необходимо е да се направи един такъв аналитичен обзор с конкретни обсъждания на известните резултати и проблеми, така че като обем обзорната глава да съдържа 30-40 страници. <text:s text:c="2"/></text:p>
        </text:list-item>
        <text:list-item>
          <text:p text:style-name="P5">Формулировката на целта и задачите на дисертацията следва да бъде мотивирана и обоснована като следствие от анализа и очертаните проблеми в обзорната глава. Като място в структурата на дисертацията, целта и задачите трябва да бъдат формулирани в заключителната част на обзорната глава. </text:p>
        </text:list-item>
        <text:list-item>
          <text:p text:style-name="P5">Целта и задачите трябва да бъдат по-прецизно формулирани. В сегашната формулировка на целта се казва „предлагането на хибридни методи“, но в задачите и в резюмето на получените резултати се говори <text:s/>само за алгоритми. Такова разминаване не трябва да има защото възниква въпроса за разлика между метод и алгоритъм, която в определени случаи може да бъде съществена. При определянето на задачите не могат да фигурират задачи като „обзор“ и „подбор“ (на каквото и да било). Задачите трябва да предполагат получаването на научни/научно-приложни резултати. <text:s/></text:p>
        </text:list-item>
        <text:list-item>
          <text:p text:style-name="P5">Във всяка една от подточките от 2.2 до 2.7 на Глава 2 трябва да бъде по-добре описан и анализиран авторския принос/алгоритъм в отличие от съществуващите подходи. <text:s/>Един алгоритъм трябва изрично да посочва входни данни, стъпки и разклонения на алгоритъма, изходни данни, като е добре това да бъде илюстрирано със съответна блок схема. <text:s text:c="2"/>Използването на фрагменти от софтуерен код (листинги) в основния текст на дисертацията не е уместно доколкото тук се описват и доказват научни или научно приложни резултати. Разработеният авторски софтуер се представя и описва в съответни приложения. </text:p>
        </text:list-item>
        <text:list-item>
          <text:p text:style-name="P4"><text:span text:style-name="T1">В Глава 3 „Програмна реализация на система за прогнозиране“ на първо място не е посочено ясно предназначението на системата (дали конкретно прогнозиране на </text:span><text:soft-page-break/><text:span text:style-name="T1">стойностите на времеви редове или нещо друго) и това не личи дори от заглавието на главата. И тук не е добре подчертан и разграничен авторския принос и в какво той се състои (разработка на архитектурата на системата, разработка на отделни нейни модули, къде в системата са използвани алгоритмите от Глава 2). Включването в текста на главата на софтуерен код (листинги) , още повече когато той е взет от съществуващи библиотеки също не допринася за качеството на работата. </text:span></text:p>
        </text:list-item>
        <text:list-item>
          <text:p text:style-name="P5">В Глава 4 са представени експериментални резултати по прогнозиране на два типа времеви редове с използване на точни и евристични оптимизационни алгоритми. Като цяло обаче, тази глава няма пряка връзка с останалите глави и най-вече с авторските резултати и приноси. По принцип в заключителната глава на една дисертация се правят експерименти и сравнения на получените от автора резултати със съществуващи методи и подходи и на тази база се доказва приноса и предимствата на получените в дисертацията резултати. В тази посока би трябвало да се преработи главата за да е защитима дисертацията.</text:p>
        </text:list-item>
        <text:list-item>
          <text:p text:style-name="P5">По отношение на всички глави в дисертацията (без обзорната) всяка глава следва да завършва с кратко заключение/обобщение <text:s/>на конкретните резултати, получени в главата. Тук се посочват и съответните публикации по темата на дисертацията, в които е отразен съответния резултат. На базата на тези заключения в края на дисертацията в „Резюме на получените резултати“ се формулират <text:s/>общо приносите на дисертационния труд.</text:p>
        </text:list-item>
        <text:list-item>
          <text:p text:style-name="P7"><text:s text:c="4"/><text:span text:style-name="T7">Всички публикации по темата на дисертацията са в съавторство, което като правило се забелязва от рецензентите и поражда въпроса защо авторът няма самостоятелни публикации и възможности за самостоятелна изследователска дейност. Препоръката ми е да помислиш и подготвиш поне една самостоятелна публикация, по възможност в реферирано и/или индексирано издание.</text:span> <text:span text:style-name="T4">Отстранено. </text:span><text:span text:style-name="T5">Имаш две самостоятелни публикации: Tomov, P.: Encog Gradient Training Algorithms Evaluation. Problems of Engineering Cybernetics and Robotics, vol. 77, 2021, 11-19, ISSN 2738-7356. Tomov, P.: Multilayer Perceptron Fast Prototyping with Differential Evolution and Particle Swarm Optimization in LibreOffice Calc. Problems of Engineering Cybernetics and Robotics, vol. 75, 2021, 5-14, ISSN 2738-7356.</text:span><text:span text:style-name="T9"> </text:span><text:span text:style-name="T8">Не е вярно, че има проблем с това докторантът да има публикации само в съавторство. Ако отвориш архива на защитените дисертации, ще видиш, че много хора са защитили без да имат самостоятелни публикации. В реферирано и/или индексирано издание се публикува много трудно, освен това ти имаш достатъчно такива публикации, но са в съавторство.</text:span></text:p>
        </text:list-item>
        <text:list-item>
          <text:p text:style-name="P4"><text:span text:style-name="T1">Приложеният програмен код в Приложение А следва да бъде съпътстван с подробно описание: за какво е предназначен и се използва, каква е връзката му</text:span><text:bookmark text:name="_GoBack"/><text:span text:style-name="T1"> с темата на дисертацията, <text:s/>кои от авторските алгоритми са включени в него, в каква среда работи и пр. </text:span></text:p>
        </text:list-item>
        <text:list-item>
          <text:p text:style-name="P8"><text:span text:style-name="T7">Не съм гледал подробно списъка на библиографските източници и тяхното оформяне, но това което на пръв поглед ми направи впечатление е, че заглавията с номера 5, 6 и 7 фактически не са публикации.</text:span> <text:span text:style-name="T4">Отстранено. Цитират се всякакви източници, не само публикации, но за да няма дразги съм ги махнал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Vladimir</meta:initial-creator>
    <dc:creator>Todor Balabanov</dc:creator>
    <meta:editing-cycles>21</meta:editing-cycles>
    <meta:creation-date>2021-11-18T09:29:00</meta:creation-date>
    <dc:date>2021-12-27T14:48:40.449890441</dc:date>
    <meta:editing-duration>PT10H16M41S</meta:editing-duration>
    <meta:generator>LibreOffice/7.1.8.1$MacOSX_X86_64 LibreOffice_project/e1f30c802c3269a1d052614453f260e49458c82c</meta:generator>
    <meta:document-statistic meta:table-count="0" meta:image-count="0" meta:object-count="0" meta:page-count="2" meta:paragraph-count="15" meta:word-count="921" meta:character-count="6094" meta:non-whitespace-character-count="5179"/>
    <meta:user-defined meta:name="AppVersion">14.0000</meta:user-defined>
    <meta:template xlink:type="simple" xlink:actuate="onRequest" xlink:title="Normal.dotm" xlink:href=""/>
  </office:meta>
</office:document-meta>
</file>